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d08" officeooo:paragraph-rsid="001a9d08"/>
    </style:style>
    <style:style style:name="P2" style:family="paragraph" style:parent-style-name="Standard" style:list-style-name="L2">
      <style:text-properties officeooo:rsid="001a9d08" officeooo:paragraph-rsid="001a9d08"/>
    </style:style>
    <style:style style:name="P3" style:family="paragraph" style:parent-style-name="Standard">
      <style:text-properties officeooo:rsid="001ba193" officeooo:paragraph-rsid="001ba193"/>
    </style:style>
    <style:style style:name="P4" style:family="paragraph" style:parent-style-name="Standard" style:list-style-name="L2">
      <style:text-properties officeooo:rsid="001ba193" officeooo:paragraph-rsid="001ba193"/>
    </style:style>
    <style:style style:name="P5" style:family="paragraph" style:parent-style-name="Standard">
      <style:text-properties officeooo:rsid="001e3dfb" officeooo:paragraph-rsid="001e3dfb"/>
    </style:style>
    <style:style style:name="P6" style:family="paragraph" style:parent-style-name="Standard" style:list-style-name="L2">
      <style:text-properties officeooo:rsid="001e3dfb" officeooo:paragraph-rsid="001e3dfb"/>
    </style:style>
    <style:style style:name="T1" style:family="text">
      <style:text-properties officeooo:rsid="001ba193"/>
    </style:style>
    <style:style style:name="T2" style:family="text">
      <style:text-properties officeooo:rsid="001e3dfb"/>
    </style:style>
    <style:style style:name="T3" style:family="text">
      <style:text-properties officeooo:rsid="0020f8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TI: Order truncated Imaginary numbers:</text:p>
      <text:p text:style-name="P1"/>
      <text:p text:style-name="P5">TODOS:</text:p>
      <text:p text:style-name="P5"/>
      <text:list xml:id="list2313587607" text:style-name="L2">
        <text:list-item>
          <text:p text:style-name="P2"><text:span text:style-name="T2">Translate </text:span>Finite Element library <text:span text:style-name="T2">to</text:span> C++ <text:span text:style-name="T2">in order to </text:span>perform operations <text:span text:style-name="T2">in</text:span> any algebra <text:span text:style-name="T1">(Templated library)</text:span>.</text:p>
        </text:list-item>
        <text:list-item>
          <text:p text:style-name="P6">Add a templated C++ basic linear algebra library <text:span text:style-name="T3">with the goal of using in finite element library</text:span>.</text:p>
        </text:list-item>
        <text:list-item>
          <text:p text:style-name="P4">Add support for Quaternion, Octonions, Sedenions, <text:span text:style-name="T2">multicomplex, multiduals, </text:span>etc.</text:p>
        </text:list-item>
        <text:list-item>
          <text:p text:style-name="P4">Check implementation using real numbers only.</text:p>
        </text:list-item>
        <text:list-item>
          <text:p text:style-name="P4">See how CPP library can interface with cytho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0:23:37.892377569</meta:creation-date>
    <dc:date>2019-06-25T11:04:04.154659659</dc:date>
    <meta:editing-duration>PT21M2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67" meta:character-count="430" meta:non-whitespace-character-count="375"/>
  </office:meta>
</office:document-meta>
</file>